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officeooo:paragraph-rsid="0008aa3d"/>
    </style:style>
    <style:style style:name="P3" style:family="paragraph" style:parent-style-name="Standard">
      <style:text-properties officeooo:rsid="0008aa3d" officeooo:paragraph-rsid="0008aa3d"/>
    </style:style>
    <style:style style:name="P4" style:family="paragraph" style:parent-style-name="Standard">
      <style:text-properties officeooo:rsid="0008aa3d" officeooo:paragraph-rsid="000c4567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Footer">
      <style:paragraph-properties fo:text-align="center" style:justify-single-word="false"/>
      <style:text-properties fo:font-style="italic" officeooo:rsid="0008aa3d" officeooo:paragraph-rsid="0010dd9b" style:font-style-asian="italic" style:font-style-complex="italic"/>
    </style:style>
    <style:style style:name="P9" style:family="paragraph" style:parent-style-name="Footer">
      <style:paragraph-properties fo:text-align="start" style:justify-single-word="false"/>
      <style:text-properties fo:font-size="10pt" fo:font-style="italic" officeooo:rsid="0008aa3d" officeooo:paragraph-rsid="0008aa3d" style:font-size-asian="10pt" style:font-style-asian="italic" style:font-size-complex="10pt" style:font-style-complex="italic"/>
    </style:style>
    <style:style style:name="P10" style:family="paragraph" style:parent-style-name="Footer">
      <style:paragraph-properties fo:text-align="start" style:justify-single-word="false"/>
      <style:text-properties fo:font-size="10pt" fo:font-style="italic" officeooo:rsid="0008aa3d" officeooo:paragraph-rsid="0010dd9b" style:font-size-asian="10pt" style:font-style-asian="italic" style:font-size-complex="10pt" style:font-style-complex="italic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 MS"/>
    </style:style>
    <style:style style:name="T3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omic Sans MS" fo:font-size="14pt" style:font-size-asian="14pt" style:font-size-complex="14pt"/>
    </style:style>
    <style:style style:name="T5" style:family="text">
      <style:text-properties style:font-name="Comic Sans MS" fo:font-size="14pt" officeooo:rsid="0008aa3d" style:font-size-asian="14pt" style:font-size-complex="14pt"/>
    </style:style>
    <style:style style:name="T6" style:family="text">
      <style:text-properties officeooo:rsid="000861d4"/>
    </style:style>
    <style:style style:name="T7" style:family="text">
      <style:text-properties officeooo:rsid="0008aa3d"/>
    </style:style>
    <style:style style:name="T8" style:family="text">
      <style:text-properties officeooo:rsid="0009cc46"/>
    </style:style>
    <style:style style:name="T9" style:family="text">
      <style:text-properties officeooo:rsid="000c4567"/>
    </style:style>
    <style:style style:name="T10" style:family="text">
      <style:text-properties officeooo:rsid="000e68d9"/>
    </style:style>
    <style:style style:name="T11" style:family="text">
      <style:text-properties fo:font-variant="normal" fo:text-transform="none" fo:color="#333333" style:font-name="Georgia" fo:font-size="12pt" fo:letter-spacing="normal" fo:font-style="normal" fo:font-weight="normal"/>
    </style:style>
    <style:style style:name="T12" style:family="text">
      <style:text-properties fo:font-variant="normal" fo:text-transform="none" fo:color="#333333" style:font-name="Georgia" fo:letter-spacing="normal" fo:font-style="normal" fo:font-weight="normal"/>
    </style:style>
    <style:style style:name="T13" style:family="text">
      <style:text-properties fo:font-variant="normal" fo:text-transform="none" fo:color="#333333" style:font-name="Georgia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15" style:family="text">
      <style:text-properties fo:font-variant="normal" fo:text-transform="none" style:font-name="Georgia" fo:font-size="12pt" fo:letter-spacing="normal" fo:font-style="normal" fo:font-weight="normal"/>
    </style:style>
    <style:style style:name="T16" style:family="text">
      <style:text-properties fo:font-variant="normal" fo:text-transform="none" style:font-name="Georgia" fo:letter-spacing="normal" fo:font-style="normal" fo:font-weight="normal"/>
    </style:style>
    <style:style style:name="T17" style:family="text">
      <style:text-properties fo:font-variant="normal" fo:text-transform="none" style:font-name="Georgia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aderno <text:span text:style-name="T6">@seguriactiva de e</text:span>jercicios Menores <text:span text:style-name="T6">en La Red</text:span></text:p>
      <text:p text:style-name="P1"/>
      <text:p text:style-name="P1">CONTRASEÑAS</text:p>
      <text:p text:style-name="Standard"><text:span text:style-name="T3">1.- </text:span>Escribe una buena contraseña en el siguiente cuadro y luego contesta las preguntas:</text:p>
      <text:p text:style-name="Standard"><draw:rect text:anchor-type="paragraph" draw:z-index="1" draw:style-name="gr1" draw:text-style-name="P11" svg:width="12.946cm" svg:height="2.514cm" svg:x="0.822cm" svg:y="0.363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86495992217708908" text:style-name="L1">
        <text:list-item>
          <text:p text:style-name="P6">¿qué longitud tiene la contraseña?<text:tab/>…....................................................<text:tab/></text:p>
        </text:list-item>
        <text:list-item>
          <text:p text:style-name="P6">¿tiene mayúsculas y minúsculas?<text:tab/>…....................................................</text:p>
        </text:list-item>
        <text:list-item>
          <text:p text:style-name="P6">¿tiene incluida alguna palabra conocida?<text:tab/>…........................................</text:p>
        </text:list-item>
        <text:list-item>
          <text:p text:style-name="P6">¿tiene incluida algún símbolo que no sea una letra?<text:tab/>…............................</text:p>
        </text:list-item>
        <text:list-item>
          <text:p text:style-name="P6">¿contiene algún dato personal tuyo?<text:tab/>…....................................................</text:p>
        </text:list-item>
        <text:list-item>
          <text:p text:style-name="P6">¿es fácil o difícil de recordar?<text:tab/>…....................................................</text:p>
        </text:list-item>
        <text:list-item>
          <text:p text:style-name="P6">¿crees que alguien la puede adivinar fácilmente?<text:tab/>…............................</text:p>
        </text:list-item>
      </text:list>
      <text:p text:style-name="Standard"/>
      <text:p text:style-name="Standard"><text:span text:style-name="T4">2.-</text:span><text:span text:style-name="T2"> </text:span>Ahora escribe en el siguiente cuadro una contraseña mejor:</text:p>
      <text:p text:style-name="Standard"/>
      <text:p text:style-name="Standard"/>
      <text:p text:style-name="Standard"><draw:rect text:anchor-type="paragraph" draw:z-index="0" draw:style-name="gr1" draw:text-style-name="P11" svg:width="12.946cm" svg:height="2.514cm" svg:x="0.822cm" svg:y="0.138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3.-</text:span> Pedro tiene 9 años y vive en Sevilla. De las siguientes contraseñas señala con un círculo la que sea <text:span text:style-name="T1">una buena contraseña</text:span></text:p>
      <text:p text:style-name="Standard"/>
      <text:section text:style-name="Sect1" text:name="Sección1">
        <text:list xml:id="list8082509536194910079" text:style-name="L2">
          <text:list-item>
            <text:p text:style-name="P7">Pedro9</text:p>
          </text:list-item>
          <text:list-item>
            <text:p text:style-name="P7">pedro-nueve</text:p>
          </text:list-item>
          <text:list-item>
            <text:p text:style-name="P7">pedro-sevilla</text:p>
          </text:list-item>
          <text:list-item>
            <text:p text:style-name="P7">pedrosevilla9</text:p>
          </text:list-item>
          <text:list-item>
            <text:p text:style-name="P7">pedro200<text:span text:style-name="T8">6</text:span></text:p>
          </text:list-item>
          <text:list-item>
            <text:p text:style-name="P7">pedro 200<text:span text:style-name="T8">6</text:span></text:p>
          </text:list-item>
          <text:list-item>
            <text:p text:style-name="P7">pe791Se44</text:p>
          </text:list-item>
          <text:list-item>
            <text:p text:style-name="P7">pedrito</text:p>
          </text:list-item>
          <text:list-item>
            <text:p text:style-name="P7">pedrito9</text:p>
          </text:list-item>
          <text:list-item>
            <text:p text:style-name="P7">pedritodesevilla</text:p>
          </text:list-item>
          <text:list-item>
            <text:p text:style-name="P7">contraseña</text:p>
          </text:list-item>
          <text:list-item>
            <text:p text:style-name="P7">tengo9</text:p>
          </text:list-item>
          <text:list-item>
            <text:p text:style-name="P7">sfg6KJH87878bh</text:p>
          </text:list-item>
          <text:list-item>
            <text:p text:style-name="P7">lla678Sedrovi9</text:p>
          </text:list-item>
          <text:list-item>
            <text:p text:style-name="P7">9marzo200<text:span text:style-name="T8">6</text:span></text:p>
          </text:list-item>
          <text:list-item>
            <text:p text:style-name="P7">clave</text:p>
          </text:list-item>
          <text:list-item>
            <text:p text:style-name="P7">perro</text:p>
          </text:list-item>
          <text:list-item>
            <text:p text:style-name="P7">silla</text:p>
          </text:list-item>
          <text:list-item>
            <text:p text:style-name="P7">casa</text:p>
          </text:list-item>
        </text:list>
        <text:p text:style-name="Standard"/>
      </text:section>
      <text:p text:style-name="P2"><text:span text:style-name="T5">4</text:span><text:span text:style-name="T4">.-</text:span> <text:span text:style-name="T7">Contesta Verdadero o Falso. Y comenta con tu profesor/a.</text:span></text:p>
      <text:p text:style-name="P3">a) <text:span text:style-name="T9">Es m</text:span>ejor tener una <text:span text:style-name="T9">única </text:span>contraseña para todas mis cuentas en internet <text:s/>V <text:s/>- <text:s/>F</text:p>
      <text:p text:style-name="P3">b) Es bueno decirle mi contraseña a mis amigos <text:span text:style-name="T9">por si la pierdo</text:span> <text:s/>V <text:s/>- <text:s/>F</text:p>
      <text:p text:style-name="P3">c) Es bueno escribir mi contraseña en mi cuaderno por si se me olvida <text:s/>V <text:s/>- <text:s/>F</text:p>
      <text:p text:style-name="P4"><text:span text:style-name="T9">d</text:span>) Es bueno escribir mi contraseña en <text:span text:style-name="T9">un “lugar seguro” </text:span>por si se me olvida <text:s/>V <text:s/>- <text:s/>F</text:p>
      <text:p text:style-name="P3"><text:span text:style-name="T9">e</text:span>) Si elijo una buena contraseña ya no tendré que cambiarla nunca <text:s/>V <text:s/>- <text:s/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officeooo:rsid="0008aa3d" officeooo:paragraph-rsid="0008aa3d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10pt" fo:font-style="italic" officeooo:rsid="0008aa3d" officeooo:paragraph-rsid="0010dd9b" style:font-size-asian="10pt" style:font-style-asian="italic" style:font-size-complex="10pt" style:font-style-complex="italic"/>
    </style:style>
    <style:style style:name="MP3" style:family="paragraph" style:parent-style-name="Footer">
      <style:paragraph-properties fo:text-align="center" style:justify-single-word="false"/>
      <style:text-properties fo:font-style="italic" officeooo:rsid="0008aa3d" officeooo:paragraph-rsid="0010dd9b" style:font-style-asian="italic" style:font-style-complex="italic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6cm" fo:margin-left="1.6cm" fo:margin-right="1.6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2"><draw:image xlink:href="Pictures/10000201000000580000001FA0F8EF79.png" xlink:type="simple" xlink:show="embed" xlink:actuate="onLoad"/></draw:frame><text:tab/>seguriactiva@gmail.com</text:p>
        <text:p text:style-name="MP2">Twitter: @seguriactiva <text:tab/><text:tab/>Facebook: Facebook.com/seguriactiva<text:span text:style-name="MT2"> </text:span></text:p>
        <text:p text:style-name="MP3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1:54:16.256759193</dc:date>
    <dc:creator>Juan Romero</dc:creator>
    <meta:editing-duration>PT3H55M28S</meta:editing-duration>
    <meta:editing-cycles>12</meta:editing-cycles>
    <meta:generator>LibreOffice/4.2.8.2$Linux_X86_64 LibreOffice_project/420m0$Build-2</meta:generator>
    <meta:document-statistic meta:table-count="0" meta:image-count="1" meta:object-count="0" meta:page-count="1" meta:paragraph-count="40" meta:word-count="260" meta:character-count="1842" meta:non-whitespace-character-count="1628"/>
  </office:meta>
</office:document-meta>
</file>